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94416096" text:id="ct194416096">
          <text:insertion>
            <office:change-info>
              <dc:creator>Gauthier Bastien</dc:creator>
              <dc:date>2012-02-17T12:17:00</dc:date>
            </office:change-info>
          </text:insertion>
        </text:changed-region>
        <text:changed-region xml:id="ct194416208" text:id="ct194416208">
          <text:insertion>
            <office:change-info>
              <dc:creator>Gauthier Bastien</dc:creator>
              <dc:date>2012-02-17T12:18:00</dc:date>
            </office:change-info>
          </text:insertion>
        </text:changed-region>
        <text:changed-region xml:id="ct194415376" text:id="ct194415376">
          <text:insertion>
            <office:change-info>
              <dc:creator>Gauthier Bastien</dc:creator>
              <dc:date>2012-02-17T12:14:00</dc:date>
            </office:change-info>
          </text:insertion>
        </text:changed-region>
        <text:changed-region xml:id="ct194795624" text:id="ct194795624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94425480" text:id="ct194425480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94812704" text:id="ct194812704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94801160" text:id="ct194801160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. COMMISSION DES TRAVAUX</text:p>
      <text:p text:style-name="P3">(<text:change-start text:change-id="ct194416096"/>self.utranslate("weekday_%s" % self.getPreMeetingDate().aDay().lower(), domain="plonelocales")<text:change-end text:change-id="ct194416096"/> <text:change-start text:change-id="ct194416208"/>tool.formatDate(self.getPreMeetingDate(), withHour=True)<text:change-end text:change-id="ct194416208"/>, <text:change-start text:change-id="ct194415376"/>self.getPreMeetingPlace()<text:change-end text:change-id="ct194415376"/>)</text:p>
      <text:p text:style-name="P4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</text:span><text:span text:style-name="T2">tool.toHTMLStrikedContent</text:span><text:span text:style-name="T2">(self.getPreMeetingAssembly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travaux',], renumber=True)</text:span></text:p></office:annotation></text:span><text:change-start text:change-id="ct194795624"/><text:span text:style-name="T1">item[0]</text:span><text:change-end text:change-id="ct194795624"/><text:span text:style-name="T1">. </text:span><text:change-start text:change-id="ct194425480"/><text:span text:style-name="T1">item[1].Title()</text:span><text:change-end text:change-id="ct194425480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travaux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travaux-1er-supplement',], renumber=True, firstNumber=len(</text:span><text:span text:style-name="T2">self.adapted().getPrintableItems(itemUids, categories=['commission-travaux',], renumber=True)</text:span><text:span text:style-name="T3">)+1)</text:span></text:p></office:annotation></text:span><text:change-start text:change-id="ct194812704"/><text:span text:style-name="T1">item[0]</text:span><text:change-end text:change-id="ct194812704"/><text:span text:style-name="T1">. </text:span><text:change-start text:change-id="ct194801160"/><text:span text:style-name="T1">item[1].Title()</text:span><text:change-end text:change-id="ct194801160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11-05T15:32:35</dc:date>
    <dc:creator>Gauthier Bastien</dc:creator>
    <meta:editing-duration>PT2H45M51S</meta:editing-duration>
    <meta:editing-cycles>48</meta:editing-cycles>
    <meta:generator>LibreOffice/3.5$Linux_x86 LibreOffice_project/350m1$Build-2</meta:generator>
    <meta:document-statistic meta:table-count="2" meta:image-count="0" meta:object-count="0" meta:page-count="1" meta:paragraph-count="10" meta:word-count="32" meta:character-count="357" meta:non-whitespace-character-count="338"/>
  </office:meta>
</office:document-meta>
</file>